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40579" calcext:value-type="float">
            <text:p>12140579</text:p>
          </table:table-cell>
          <table:table-cell office:value-type="float" office:value="9550884.207" calcext:value-type="float">
            <text:p>9550884.207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42321" calcext:value-type="float">
            <text:p>11142321</text:p>
          </table:table-cell>
          <table:table-cell office:value-type="float" office:value="10405615.334" calcext:value-type="float">
            <text:p>10405615.334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3940" calcext:value-type="float">
            <text:p>9003940</text:p>
          </table:table-cell>
          <table:table-cell office:value-type="float" office:value="12874755.304" calcext:value-type="float">
            <text:p>12874755.304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98972" calcext:value-type="float">
            <text:p>7098972</text:p>
          </table:table-cell>
          <table:table-cell office:value-type="float" office:value="16326473.361" calcext:value-type="float">
            <text:p>16326473.361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54870" calcext:value-type="float">
            <text:p>5954870</text:p>
          </table:table-cell>
          <table:table-cell office:value-type="float" office:value="19459596.5" calcext:value-type="float">
            <text:p>19459596.5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20188" calcext:value-type="float">
            <text:p>4520188</text:p>
          </table:table-cell>
          <table:table-cell office:value-type="float" office:value="25629265.241" calcext:value-type="float">
            <text:p>25629265.241</text:p>
          </table:table-cell>
          <table:table-cell office:value-type="float" office:value="0.00007566" calcext:value-type="float">
            <text:p>0.00007566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9673" calcext:value-type="float">
            <text:p>3359673</text:p>
          </table:table-cell>
          <table:table-cell office:value-type="float" office:value="34475638.646" calcext:value-type="float">
            <text:p>34475638.646</text:p>
          </table:table-cell>
          <table:table-cell office:value-type="float" office:value="0.003" calcext:value-type="float">
            <text:p>0.003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1530" calcext:value-type="float">
            <text:p>2241530</text:p>
          </table:table-cell>
          <table:table-cell office:value-type="float" office:value="51644122.708" calcext:value-type="float">
            <text:p>51644122.708</text:p>
          </table:table-cell>
          <table:table-cell office:value-type="float" office:value="0.004" calcext:value-type="float">
            <text:p>0.004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15658" calcext:value-type="float">
            <text:p>1515658</text:p>
          </table:table-cell>
          <table:table-cell office:value-type="float" office:value="76327645.979" calcext:value-type="float">
            <text:p>76327645.979</text:p>
          </table:table-cell>
          <table:table-cell office:value-type="float" office:value="0.005" calcext:value-type="float">
            <text:p>0.005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9804" calcext:value-type="float">
            <text:p>959804</text:p>
          </table:table-cell>
          <table:table-cell office:value-type="float" office:value="120467058.358" calcext:value-type="float">
            <text:p>120467058.358</text:p>
          </table:table-cell>
          <table:table-cell office:value-type="float" office:value="0.25" calcext:value-type="float">
            <text:p>0.25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5763" calcext:value-type="float">
            <text:p>535763</text:p>
          </table:table-cell>
          <table:table-cell office:value-type="float" office:value="215576435.27" calcext:value-type="float">
            <text:p>215576435.27</text:p>
          </table:table-cell>
          <table:table-cell office:value-type="float" office:value="1.023" calcext:value-type="float">
            <text:p>1.023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0376" calcext:value-type="float">
            <text:p>280376</text:p>
          </table:table-cell>
          <table:table-cell office:value-type="float" office:value="410910077.006" calcext:value-type="float">
            <text:p>410910077.006</text:p>
          </table:table-cell>
          <table:table-cell office:value-type="float" office:value="6.882" calcext:value-type="float">
            <text:p>6.882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560" calcext:value-type="float">
            <text:p>131560</text:p>
          </table:table-cell>
          <table:table-cell office:value-type="float" office:value="872768035.706" calcext:value-type="float">
            <text:p>872768035.706</text:p>
          </table:table-cell>
          <table:table-cell office:value-type="float" office:value="9.117" calcext:value-type="float">
            <text:p>9.117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681" calcext:value-type="float">
            <text:p>57681</text:p>
          </table:table-cell>
          <table:table-cell office:value-type="float" office:value="1981258410.935" calcext:value-type="float">
            <text:p>1981258410.935</text:p>
          </table:table-cell>
          <table:table-cell office:value-type="float" office:value="54.114" calcext:value-type="float">
            <text:p>54.114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44" calcext:value-type="float">
            <text:p>16044</text:p>
          </table:table-cell>
          <table:table-cell office:value-type="float" office:value="7062626593.914" calcext:value-type="float">
            <text:p>7062626593.914</text:p>
          </table:table-cell>
          <table:table-cell office:value-type="float" office:value="510.072" calcext:value-type="float">
            <text:p>510.072</text:p>
          </table:table-cell>
          <table:table-cell office:value-type="float" office:value="111400000000000" calcext:value-type="float">
            <text:p>111400000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80" calcext:value-type="float">
            <text:p>7680</text:p>
          </table:table-cell>
          <table:table-cell office:value-type="float" office:value="46884402.84" calcext:value-type="float">
            <text:p>46884402.84</text:p>
          </table:table-cell>
          <table:table-cell office:value-type="float" office:value="510.072" calcext:value-type="float">
            <text:p>510.072</text:p>
          </table:table-cell>
          <table:table-cell office:value-type="float" office:value="6487887872" calcext:value-type="float">
            <text:p>6487887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54:16.207705314</meta:creation-date>
    <meta:generator>LibreOffice/7.3.6.2$Linux_X86_64 LibreOffice_project/30$Build-2</meta:generator>
    <dc:date>2022-11-02T14:19:27.646187708</dc:date>
    <meta:editing-duration>PT17S</meta:editing-duration>
    <meta:editing-cycles>1</meta:editing-cycles>
    <meta:document-statistic meta:table-count="1" meta:cell-count="85" meta:object-count="0"/>
  </office:meta>
</office:document-meta>
</file>